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Palatino Linotype" svg:font-family="'Palatino Linotype'" style:font-family-generic="roma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gnocarta Consenti (CC)</text:h>
      <text:p text:style-name="Text_20_body"><text:span text:style-name="Strong_20_Emphasis">Mission:</text:span> Build the <text:span text:style-name="Strong_20_Emphasis">living constitution for digital society</text:span>—borderless, people‑first, and <text:span text:style-name="Strong_20_Emphasis">directly evolvable by anyone who cares</text:span>.</text:p>
      <text:p text:style-name="Text_20_body"><text:span text:style-name="Strong_20_Emphasis">Project:</text:span> <text:span text:style-name="Strong_20_Emphasis">CoCivium</text:span> is the open‑source community that <text:span text:style-name="Strong_20_Emphasis">writes, tests, and ships the CC</text:span>—plus the policies, processes, and tools that keep <text:span text:style-name="Strong_20_Emphasis">hybrid life (physical + digital)</text:span> <text:span text:style-name="Strong_20_Emphasis">democratic, equitable, and aligned</text:span> with human values.</text:p>
      <text:p text:style-name="Quotations">If you can read this page, you’re qualified to help. No coding or civics degree required.</text:p>
      <text:p text:style-name="Horizontal_20_Line"/>
      <text:h text:style-name="Heading_20_2" text:outline-level="2">Why now (plain language)</text:h>
      <text:list xml:id="list7145629581524426768" text:style-name="L1">
        <text:list-item>
          <text:p text:style-name="P1"><text:span text:style-name="Strong_20_Emphasis">Analog rules in a digital era.</text:span> Yesterday’s constitutions weren’t built for instant, global coordination.</text:p>
        </text:list-item>
        <text:list-item>
          <text:p text:style-name="P1"><text:span text:style-name="Strong_20_Emphasis">Platforms act like public squares—without public safeguards.</text:span> A few companies set the rules and recourse.</text:p>
        </text:list-item>
        <text:list-item>
          <text:p text:style-name="P1"><text:span text:style-name="Strong_20_Emphasis">Attention beats trust.</text:span> Outrage spreads; nuance stalls.</text:p>
        </text:list-item>
        <text:list-item>
          <text:p text:style-name="P1"><text:span text:style-name="Strong_20_Emphasis">Participation is hard.</text:span> Jargon and gatekeeping keep most people out.</text:p>
        </text:list-item>
        <text:list-item>
          <text:p text:style-name="P1"><text:span text:style-name="Strong_20_Emphasis">Good ideas die in threads.</text:span> We lack a clear path from <text:span text:style-name="Strong_20_Emphasis">voice → draft → decision → action → accountability</text:span>.</text:p>
        </text:list-item>
      </text:list>
      <text:p text:style-name="Text_20_body"><text:span text:style-name="Strong_20_Emphasis">The CC’s promise:</text:span> a shared, evolvable framework that communities can adopt, adapt, and audit.</text:p>
      <text:p text:style-name="Horizontal_20_Line"/>
      <text:h text:style-name="Heading_20_2" text:outline-level="2">What the CC is</text:h>
      <text:list xml:id="list3340332757204990274" text:style-name="L2">
        <text:list-item>
          <text:p text:style-name="P2">A <text:span text:style-name="Strong_20_Emphasis">set of shared declarations</text:span> (promises, protocols, and rights) for how we listen, decide, and act—together.</text:p>
        </text:list-item>
        <text:list-item>
          <text:p text:style-name="P2">A <text:span text:style-name="Strong_20_Emphasis">practical playbook</text:span> (patterns, templates, guardrails) any community can reuse.</text:p>
        </text:list-item>
        <text:list-item>
          <text:p text:style-name="P2">A <text:span text:style-name="Strong_20_Emphasis">living document</text:span>: updated like good software—proposed, reviewed, improved <text:span text:style-name="Strong_20_Emphasis">in the open</text:span>.</text:p>
        </text:list-item>
      </text:list>
      <text:p text:style-name="Text_20_body"><text:span text:style-name="Strong_20_Emphasis">Read next:</text:span></text:p>
      <text:list xml:id="list8507683351769939182" text:style-name="L3">
        <text:list-item>
          <text:p text:style-name="P3">CC Preamble <text:span text:style-name="Emphasis">(placeholder)</text:span></text:p>
        </text:list-item>
        <text:list-item>
          <text:p text:style-name="P3">CC Overview <text:span text:style-name="Emphasis">(placeholder)</text:span></text:p>
        </text:list-item>
        <text:list-item>
          <text:p text:style-name="P3"><text:soft-page-break/>CC Declarations Index <text:span text:style-name="Emphasis">(placeholder)</text:span></text:p>
        </text:list-item>
      </text:list>
      <text:p text:style-name="Horizontal_20_Line"/>
      <text:h text:style-name="Heading_20_2" text:outline-level="2">From idea to impact (at a glance)</text:h>
      <text:p text:style-name="Text_20_body"><text:span text:style-name="Strong_20_Emphasis">voice → draft → review → decision → action → accountability</text:span></text:p>
      <text:p text:style-name="Text_20_body">Start with an Idea Issue <text:span text:style-name="Emphasis">(template link placeholder)</text:span> — or ask your AI to open one using our RepoAccelerator <text:span text:style-name="Emphasis">(placeholder)</text:span>. When ready, open a <text:span text:style-name="Strong_20_Emphasis">post</text:span> (pull request). That’s it. The rest you’ll learn as you go.</text:p>
      <text:p text:style-name="Text_20_body"><text:span text:style-name="Emphasis">Details later:</text:span> see Process Overview <text:span text:style-name="Emphasis">(placeholder)</text:span>.</text:p>
      <text:h text:style-name="Heading_20_2" text:outline-level="2">Join in (no expertise needed)</text:h>
      <text:p text:style-name="Text_20_body"><text:span text:style-name="Strong_20_Emphasis">Bring your AI.</text:span> Seed it with RepoAccelerator <text:span text:style-name="Emphasis">(placeholder)</text:span> and ask it to draft issues or posts with you.</text:p>
      <text:p text:style-name="Text_20_body"><text:span text:style-name="Strong_20_Emphasis">2 minutes — Say hi</text:span><text:line-break/>Open <text:span text:style-name="Strong_20_Emphasis">Issues → New</text:span> → title: “Hello CoCivium”. One line about what you care about—locally or online.<text:line-break/><text:span text:style-name="Emphasis">Or ask your AI to open it for you using our template.</text:span></text:p>
      <text:p text:style-name="Text_20_body"><text:span text:style-name="Strong_20_Emphasis">10 minutes — Share an idea</text:span><text:line-break/>Open an <text:span text:style-name="Strong_20_Emphasis">Idea Issue</text:span> with a clear problem and a smallest useful change.<text:line-break/><text:span text:style-name="Emphasis">Ask your AI to generate it from a paragraph of notes.</text:span></text:p>
      <text:p text:style-name="Text_20_body"><text:span text:style-name="Strong_20_Emphasis">30–60 minutes — Start a post (PR)</text:span><text:line-break/>Edit a page that needs love or add a note under <text:span text:style-name="Source_20_Text">/proposals/</text:span>. Submit a <text:span text:style-name="Strong_20_Emphasis">post</text:span>.<text:line-break/><text:span text:style-name="Emphasis">Ask your AI to turn your issue into a PR and fill the template.</text:span></text:p>
      <text:p text:style-name="Text_20_body"><text:span text:style-name="Strong_20_Emphasis">Everything stays reversible.</text:span> Small steps, merged often.</text:p>
      <text:p text:style-name="Horizontal_20_Line"/>
      <text:h text:style-name="Heading_20_2" text:outline-level="2">The “Two Eyes” model (citizen × system)</text:h>
      <text:p text:style-name="Text_20_body">We design governance that sees with <text:span text:style-name="Strong_20_Emphasis">two eyes</text:span>:</text:p>
      <text:list xml:id="list2143030278113759788" text:style-name="L4">
        <text:list-item>
          <text:p text:style-name="P4"><text:span text:style-name="Strong_20_Emphasis">Eye 1: Citizens</text:span> — lived experience, local context, moral intuitions.</text:p>
        </text:list-item>
        <text:list-item>
          <text:p text:style-name="P4"><text:span text:style-name="Strong_20_Emphasis">Eye 2: Systems</text:span> — data, constraints, impact analysis, safety.</text:p>
        </text:list-item>
      </text:list>
      <text:p text:style-name="Text_20_body">Together they give us <text:span text:style-name="Strong_20_Emphasis">depth perception</text:span>—humane and workable decisions.</text:p>
      <text:p text:style-name="Text_20_body"><text:span text:style-name="Emphasis">(placeholder image)</text:span></text:p>
      <text:p text:style-name="Horizontal_20_Line"/>
      <text:h text:style-name="Heading_20_2" text:outline-level="2"><text:soft-page-break/>Ground rules (The CoCivium Pledge)</text:h>
      <text:p text:style-name="Text_20_body"><text:span text:style-name="Strong_20_Emphasis">Civility. Clarity. Curiosity. Consent. Credit.</text:span><text:line-break/>Disagree without demeaning, explain like to a neighbor, assume good faith, signal big changes early, attribute ideas.</text:p>
      <text:list xml:id="list3732202994303800892" text:style-name="L5">
        <text:list-item>
          <text:p text:style-name="P5">Code of Conduct <text:span text:style-name="Emphasis">(placeholder)</text:span></text:p>
        </text:list-item>
        <text:list-item>
          <text:p text:style-name="P5">Contribution Guide <text:span text:style-name="Emphasis">(placeholder)</text:span></text:p>
        </text:list-item>
        <text:list-item>
          <text:p text:style-name="P5">Maintainer Guide <text:span text:style-name="Emphasis">(placeholder)</text:span></text:p>
        </text:list-item>
      </text:list>
      <text:p text:style-name="Horizontal_20_Line"/>
      <text:h text:style-name="Heading_20_2" text:outline-level="2">Start here (quick links)</text:h>
      <text:list xml:id="list1862256251904038649" text:style-name="L6">
        <text:list-item>
          <text:p text:style-name="P6">? <text:span text:style-name="Strong_20_Emphasis">New Idea →</text:span> Open an issue <text:span text:style-name="Emphasis">(placeholder)</text:span></text:p>
        </text:list-item>
        <text:list-item>
          <text:p text:style-name="P6">✍️ <text:span text:style-name="Strong_20_Emphasis">Start a post →</text:span> Edit this file or create <text:span text:style-name="Source_20_Text">/proposals/your‑idea.md</text:span></text:p>
        </text:list-item>
        <text:list-item>
          <text:p text:style-name="P6">? <text:span text:style-name="Strong_20_Emphasis">CC Declarations →</text:span> Index <text:span text:style-name="Emphasis">(placeholder)</text:span></text:p>
        </text:list-item>
        <text:list-item>
          <text:p text:style-name="P6">? <text:span text:style-name="Strong_20_Emphasis">RepoAccelerator →</text:span> Set up your AI <text:span text:style-name="Emphasis">(placeholder)</text:span></text:p>
        </text:list-item>
        <text:list-item>
          <text:p text:style-name="P6">? <text:span text:style-name="Strong_20_Emphasis">CoCivium.org →</text:span> https://CoCivium.org <text:span text:style-name="Emphasis">(placeholder site)</text:span></text:p>
        </text:list-item>
      </text:list>
      <text:p text:style-name="Horizontal_20_Line"/>
      <text:h text:style-name="Heading_20_2" text:outline-level="2">Governance &amp; continuity</text:h>
      <text:list xml:id="list2434336573585584501" text:style-name="L7">
        <text:list-item>
          <text:p text:style-name="P7"><text:span text:style-name="Strong_20_Emphasis">License:</text:span> LICENSE <text:span text:style-name="Emphasis">(placeholder)</text:span></text:p>
        </text:list-item>
        <text:list-item>
          <text:p text:style-name="P7"><text:span text:style-name="Strong_20_Emphasis">Governance:</text:span> GOVERNANCE.md <text:span text:style-name="Emphasis">(includes decision process &amp; roles)</text:span></text:p>
        </text:list-item>
        <text:list-item>
          <text:p text:style-name="P7"><text:span text:style-name="Strong_20_Emphasis">Stewardship &amp; Continuity:</text:span> CONTINUITY.md <text:span text:style-name="Emphasis">(“if Rick gets hit by a bus” plan: key holders, backups, hand‑off procedures)</text:span></text:p>
        </text:list-item>
        <text:list-item>
          <text:p text:style-name="P7"><text:span text:style-name="Strong_20_Emphasis">Security &amp; Safety:</text:span> SECURITY.md <text:span text:style-name="Emphasis">(vuln reporting, escalation paths)</text:span></text:p>
        </text:list-item>
      </text:list>
      <text:p text:style-name="Horizontal_20_Line"/>
      <text:h text:style-name="Heading_20_2" text:outline-level="2">Inspiration / Onboarding for humans first</text:h>
      <text:list xml:id="list5639447223906006042" text:style-name="L8">
        <text:list-item>
          <text:p text:style-name="P8"><text:span text:style-name="Strong_20_Emphasis">Being Noname</text:span> — a gentle, human‑centric onramp to CoCivium’s spirit and practice.<text:line-break/>→ Read the essay <text:span text:style-name="Emphasis">(placeholder)</text:span></text:p>
        </text:list-item>
        <text:list-item>
          <text:p text:style-name="P8"><text:span text:style-name="Strong_20_Emphasis">FAQ</text:span> — short answers to common “Do I need to code?” and “What if I only have 5 minutes?” questions.<text:line-break/>→ Read the FAQ <text:span text:style-name="Emphasis">(placeholder)</text:span></text:p>
        </text:list-item>
      </text:list>
      <text:p text:style-name="Horizontal_20_Line"/>
      <text:p text:style-name="Standard"><text:soft-page-break/>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Palatino Linotype" svg:font-family="'Palatino Linotype'" style:font-family-generic="roma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Palatino Linotype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Palatino Linotype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Palatino Linotype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Palatino Linotype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ick Ballard</meta:initial-creator>
    <meta:creation-date>2025-08-18T00:55:27.49</meta:creation-date>
    <dc:date>2025-08-18T00:55:45.35</dc:date>
    <dc:creator>Rick Ballard</dc:creator>
    <meta:editing-duration>PT18S</meta:editing-duration>
    <meta:editing-cycles>1</meta:editing-cycles>
    <meta:generator>OpenOffice/4.1.15$Win32 OpenOffice.org_project/4115m2$Build-9813</meta:generator>
    <meta:document-statistic meta:table-count="0" meta:image-count="0" meta:object-count="0" meta:page-count="4" meta:paragraph-count="55" meta:word-count="634" meta:character-count="3887"/>
  </office:meta>
</office:document-meta>
</file>